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1"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30"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office:value-type="string"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office:value-type="string"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office:value-type="string"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4" table:number-rows-repeated="1048531">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4" table:number-rows-repeated="104845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89] &lt; 10; ROUND([.I89]; 4); [.I89] &lt; 100; ROUND([.I89]; 2); [.I89] &gt;= 100; FIXED([.I89];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alc"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62">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alc"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alc"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float" office:value="0" calcext:value-type="float">
            <text:p>0</text:p>
          </table:table-cell>
          <table:table-cell table:style-name="Calc"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1"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fo:text-shadow="none"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3"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text-shadow="1pt 1pt"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style:text-align-source="fix" style:repeat-content="false"/>
      <style:paragraph-properties fo:text-align="start"/>
      <style:text-properties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8">00.00.0000</text:date>, <text:time style:data-style-name="N2" text:time-value="15:24:25.22346545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59" meta:object-count="0"/>
    <meta:user-defined meta:name="URL">https://github.com/lortordermur/sfcalcsheet</meta:user-defined>
  </office:meta>
</office:document-meta>
</file>